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5D000002C956DBBB1F625EC777.png" manifest:media-type="image/png"/>
  <manifest:file-entry manifest:full-path="Pictures/10000201000007630000023D1D3C9E2A5D45AA76.png" manifest:media-type="image/png"/>
  <manifest:file-entry manifest:full-path="Pictures/100002010000075D0000037797D51B5D75E2C254.png" manifest:media-type="image/png"/>
  <manifest:file-entry manifest:full-path="Pictures/100002010000075E0000034362533AEE0C89278E.png" manifest:media-type="image/png"/>
  <manifest:file-entry manifest:full-path="Pictures/100002010000075C0000037159A43F190D7015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4935"/>
    </style:style>
    <style:style style:name="P2" style:family="paragraph" style:parent-style-name="Heading_20_3">
      <style:text-properties officeooo:rsid="00044935" officeooo:paragraph-rsid="00044935"/>
    </style:style>
    <style:style style:name="P3" style:family="paragraph" style:parent-style-name="Text_20_body">
      <style:text-properties officeooo:paragraph-rsid="00044935"/>
    </style:style>
    <style:style style:name="T1" style:family="text">
      <style:text-properties officeooo:rsid="00098d8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1">1</text:span>. eskaera</text:h>
      <text:p text:style-name="P1"><draw:frame draw:style-name="fr1" draw:name="Imagen1" text:anchor-type="char" svg:width="17cm" svg:height="6.429cm" draw:z-index="0"><draw:image xlink:href="Pictures/100002010000075D000002C956DBBB1F625EC777.png" xlink:type="simple" xlink:show="embed" xlink:actuate="onLoad" draw:mime-type="image/png"/></draw:frame></text:p>
      <text:h text:style-name="P2" text:outline-level="3"><text:span text:style-name="T1">2</text:span>. eskaera</text:h>
      <text:p text:style-name="P1"><draw:frame draw:style-name="fr1" draw:name="Imagen2" text:anchor-type="char" svg:width="17cm" svg:height="5.151cm" draw:z-index="1"><draw:image xlink:href="Pictures/10000201000007630000023D1D3C9E2A5D45AA76.png" xlink:type="simple" xlink:show="embed" xlink:actuate="onLoad" draw:mime-type="image/png"/></draw:frame></text:p>
      <text:h text:style-name="P2" text:outline-level="3"><text:span text:style-name="T1">3</text:span>. eskaera</text:h>
      <text:p text:style-name="P1"><draw:frame draw:style-name="fr2" draw:name="Imagen3" text:anchor-type="char" svg:x="0.258cm" svg:y="0.286cm" svg:width="17cm" svg:height="7.525cm" draw:z-index="2"><draw:image xlink:href="Pictures/100002010000075E0000034362533AEE0C89278E.png" xlink:type="simple" xlink:show="embed" xlink:actuate="onLoad" draw:mime-type="image/png"/></draw:frame></text:p>
      <text:p text:style-name="P1"><draw:frame draw:style-name="fr1" draw:name="Imagen4" text:anchor-type="char" svg:width="17cm" svg:height="7.999cm" draw:z-index="3"><draw:image xlink:href="Pictures/100002010000075D0000037797D51B5D75E2C254.png" xlink:type="simple" xlink:show="embed" xlink:actuate="onLoad" draw:mime-type="image/png"/></draw:frame><text:soft-page-break/></text:p>
      <text:p text:style-name="P1"><draw:frame draw:style-name="fr1" draw:name="Imagen5" text:anchor-type="char" svg:width="17cm" svg:height="7.948cm" draw:z-index="4"><draw:image xlink:href="Pictures/100002010000075C0000037159A43F190D7015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3-15T15:24:05.080000000</dc:date>
    <meta:editing-duration>PT51M40S</meta:editing-duration>
    <meta:editing-cycles>6</meta:editing-cycles>
    <meta:document-statistic meta:table-count="0" meta:image-count="5" meta:object-count="0" meta:page-count="2" meta:paragraph-count="3" meta:word-count="6" meta:character-count="30" meta:non-whitespace-character-count="27"/>
  </office:meta>
</office:document-meta>
</file>